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7fb8"/>
    </style:style>
    <style:style style:name="P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37fb8" style:font-size-asian="12pt" style:font-style-asian="normal" style:font-weight-asian="normal" style:text-emphasize="none"/>
    </style:style>
    <style:style style:name="P3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37fb8" officeooo:paragraph-rsid="00037fb8" style:font-size-asian="12pt" style:font-style-asian="normal" style:font-weight-asian="normal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45e54" officeooo:paragraph-rsid="00045e54" style:font-size-asian="12pt" style:font-style-asian="normal" style:font-weight-asian="normal" style:text-emphasize="none"/>
    </style:style>
    <style:style style:name="T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 1: gather primary data from UNDP data source (previous work)</text:p>
      <text:p text:style-name="P1"><text:span text:style-name="T1">Step 2: gather UNDP HDI data for 2015 from </text:span><text:span text:style-name="T2"><text:s/>http://hdr.undp.org/en/composite/HDI</text:span></text:p>
      <text:p text:style-name="P2">Step 3: filter and combine Country-Year-HDI combined data</text:p>
      <text:p text:style-name="P2">Step 4: filter out hdi to useful form</text:p>
      <text:p text:style-name="P1"><text:span text:style-name="T1">Step 5: gather statistical release on tap water availability from WHO from </text:span><text:span text:style-name="T2"><text:s/>https://data.unicef.org/topic/water-and-sanitation/drinking-water/</text:span></text:p>
      <text:p text:style-name="P2">Step 6: combine Country-Year-HDI data to tap water data</text:p>
      <text:p text:style-name="P2">Step 7: sanity check how the data looks visually; make a logit transformation to tap water ratio and see how it looks like</text:p>
      <text:p text:style-name="P2"/>
      <text:p text:style-name="P2"><draw:frame draw:style-name="fr1" draw:name="Object1" text:anchor-type="paragraph" svg:width="20.731cm" svg:height="14.88cm" draw:z-index="0"><draw:object xlink:href="./Object 1" xlink:type="simple" xlink:show="embed" xlink:actuate="onLoad"/><draw:image xlink:href="./ObjectReplacements/Object 1" xlink:type="simple" xlink:show="embed" xlink:actuate="onLoad"/></draw:frame>Step 8: construct output for csv</text:p>
      <text:p text:style-name="P3">Step 9: create project folder</text:p>
      <text:p text:style-name="P3">Step 10: initialize git</text:p>
      <text:p text:style-name="P4">Step 11: create program</text:p>
      <text:p text:style-name="P4">Step 12: run program</text:p>
      <text:p text:style-name="P4">Step 13: make visualization</text:p>
      <text:p text:style-name="P4"/>
      <text:p text:style-name="P4"/>
      <text:p text:style-name="P4"/>
      <text:p text:style-name="P4"><draw:frame draw:style-name="fr2" draw:name="Object2" text:anchor-type="paragraph" svg:width="17cm" svg:height="13.721cm" draw:z-index="1"><draw:object xlink:href="./Object 2" xlink:type="simple" xlink:show="embed" xlink:actuate="onLoad"/><draw:image xlink:href="./ObjectReplacements/Object 2" xlink:type="simple" xlink:show="embed" xlink:actuate="onLoad"/></draw:frame><text:soft-page-break/>Step 14: write repor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64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00:19:50.965848185</meta:creation-date>
    <dc:date>2017-06-18T18:51:18.897446661</dc:date>
    <meta:editing-duration>PT50M50S</meta:editing-duration>
    <meta:editing-cycles>2</meta:editing-cycles>
    <meta:generator>LibreOffice/5.1.6.2$Linux_x86 LibreOffice_project/10m0$Build-2</meta:generator>
    <meta:document-statistic meta:table-count="0" meta:image-count="0" meta:object-count="2" meta:page-count="2" meta:paragraph-count="14" meta:word-count="113" meta:character-count="733" meta:non-whitespace-character-count="6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cm" svg:height="14.879cm" xlink:href="." xlink:type="simple" chart:class="chart:scatter" chart:style-name="ch1">
        <chart:legend chart:legend-position="bottom" svg:x="5.372cm" svg:y="14.095cm" style:legend-expansion="wide" chart:style-name="ch2"/>
        <chart:plot-area chart:style-name="ch3" chart:data-source-has-labels="both" svg:x="1.425cm" svg:y="0.297cm" svg:width="18.891cm" svg:height="12.521cm">
          <chartooo:coordinate-region svg:x="1.967cm" svg:y="0.496cm" svg:width="18.255cm" svg:height="12.123cm"/>
          <chart:axis chart:dimension="x" chart:name="primary-x" chart:style-name="ch4" chartooo:axis-type="auto">
            <chart:title svg:x="10.535cm" svg:y="13.115cm" chart:style-name="ch5">
              <text:p>HDI</text:p>
            </chart:title>
            <chart:categories table:cell-range-address="local-table.$A$2:.$A$216"/>
            <chart:grid chart:style-name="ch6" chart:class="major"/>
          </chart:axis>
          <chart:axis chart:dimension="y" chart:name="primary-y" chart:style-name="ch4">
            <chart:title svg:x="0.451cm" svg:y="8.625cm" chart:style-name="ch7">
              <text:p>Tap water piped to premises</text:p>
            </chart:title>
            <chart:grid chart:style-name="ch6" chart:class="major"/>
          </chart:axis>
          <chart:series chart:style-name="ch8" chart:values-cell-range-address="local-table.$C$2:.$C$216" chart:label-cell-address="local-table.$C$1" chart:class="chart:scatter">
            <chart:domain table:cell-range-address="local-table.$B$2:.$B$216"/>
            <chart:regression-curve chart:style-name="ch9">
              <chart:equation chart:display-equation="true" chart:display-r-square="true" svg:x="3.306cm" svg:y="12.775cm"/>
            </chart:regression-curve>
            <chart:data-point chart:repeated="215"/>
          </chart:series>
          <chart:series chart:style-name="ch10" chart:values-cell-range-address="local-table.$E$2:.$E$216" chart:label-cell-address="local-table.$E$1" chart:class="chart:scatter">
            <chart:domain table:cell-range-address="local-table.$D$2:.$D$216"/>
            <chart:regression-curve chart:style-name="ch11">
              <chart:equation chart:display-equation="true" chart:display-r-square="true" svg:x="12.26cm" svg:y="12.957cm"/>
            </chart:regression-curve>
            <chart:data-point chart:repeated="2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990</text:p>
              </table:table-cell>
              <table:table-cell office:value-type="string">
                <text:p/>
              </table:table-cell>
              <table:table-cell office:value-type="string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6">
                <text:p>0.246</text:p>
              </table:table-cell>
              <table:table-cell office:value-type="float" office:value="-4.59511985013459">
                <text:p>-4.59511985013459</text:p>
              </table:table-cell>
              <table:table-cell office:value-type="float" office:value="0.479375005926672">
                <text:p>0.479375005926672</text:p>
              </table:table-cell>
              <table:table-cell office:value-type="float" office:value="-1.99243016469021">
                <text:p>-1.992430164690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6">
                <text:p>0.656</text:p>
              </table:table-cell>
              <table:table-cell office:value-type="float" office:value="NaN">
                <text:p>NaN</text:p>
              </table:table-cell>
              <table:table-cell office:value-type="float" office:value="0.764173728347378">
                <text:p>0.764173728347378</text:p>
              </table:table-cell>
              <table:table-cell office:value-type="float" office:value="1.51634748936809">
                <text:p>1.51634748936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1">
                <text:p>0.551</text:p>
              </table:table-cell>
              <table:table-cell office:value-type="float" office:value="0.708185057924486">
                <text:p>0.708185057924486</text:p>
              </table:table-cell>
              <table:table-cell office:value-type="float" office:value="0.744805577498479">
                <text:p>0.744805577498479</text:p>
              </table:table-cell>
              <table:table-cell office:value-type="float" office:value="1.20831120592453">
                <text:p>1.20831120592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619039208406224">
                <text:p>0.619039208406224</text:p>
              </table:table-cell>
              <table:table-cell office:value-type="float" office:value="NaN">
                <text:p>NaN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45165619693">
                <text:p>0.85845165619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533464072895593">
                <text:p>0.533464072895593</text:p>
              </table:table-cell>
              <table:table-cell office:value-type="float" office:value="-1.73460105538811">
                <text:p>-1.73460105538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447312218043665">
                <text:p>0.447312218043665</text:p>
              </table:table-cell>
              <table:table-cell office:value-type="float" office:value="0.785589002148929">
                <text:p>0.785589002148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7">
                <text:p>0.697</text:p>
              </table:table-cell>
              <table:table-cell office:value-type="float" office:value="1.90095876119305">
                <text:p>1.90095876119305</text:p>
              </table:table-cell>
              <table:table-cell office:value-type="float" office:value="0.827400510092686">
                <text:p>0.827400510092686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.450010175506">
                <text:p>1.450010175506</text:p>
              </table:table-cell>
              <table:table-cell office:value-type="float" office:value="0.742849830774667">
                <text:p>0.742849830774667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NaN">
                <text:p>NaN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3">
                <text:p>0.873</text:p>
              </table:table-cell>
              <table:table-cell office:value-type="float" office:value="NaN">
                <text:p>NaN</text:p>
              </table:table-cell>
              <table:table-cell office:value-type="float" office:value="0.938679535646609">
                <text:p>0.938679535646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0.893405014550365">
                <text:p>0.893405014550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-0.405465108108164">
                <text:p>-0.405465108108164</text:p>
              </table:table-cell>
              <table:table-cell office:value-type="float" office:value="0.758527581267564">
                <text:p>0.758527581267564</text:p>
              </table:table-cell>
              <table:table-cell office:value-type="float" office:value="0.663294217410264">
                <text:p>0.663294217410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22829320128">
                <text:p>0.791622829320128</text:p>
              </table:table-cell>
              <table:table-cell office:value-type="float" office:value="2.94443897916644">
                <text:p>2.94443897916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1">
                <text:p>0.721</text:p>
              </table:table-cell>
              <table:table-cell office:value-type="float" office:value="-0.447312218043665">
                <text:p>-0.447312218043665</text:p>
              </table:table-cell>
              <table:table-cell office:value-type="float" office:value="0.823884095321277">
                <text:p>0.82388409532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">
                <text:p>0.352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578824028441254">
                <text:p>0.578824028441254</text:p>
              </table:table-cell>
              <table:table-cell office:value-type="float" office:value="-1.99243016469021">
                <text:p>-1.99243016469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794719157639879">
                <text:p>0.794719157639879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827060674917">
                <text:p>0.795827060674917</text:p>
              </table:table-cell>
              <table:table-cell office:value-type="float" office:value="2.31363492918063">
                <text:p>2.31363492918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1">
                <text:p>0.811</text:p>
              </table:table-cell>
              <table:table-cell office:value-type="float" office:value="NaN">
                <text:p>NaN</text:p>
              </table:table-cell>
              <table:table-cell office:value-type="float" office:value="0.89551414547819">
                <text:p>0.89551414547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1">
                <text:p>0.651</text:p>
              </table:table-cell>
              <table:table-cell office:value-type="float" office:value="-0.200670695462151">
                <text:p>-0.200670695462151</text:p>
              </table:table-cell>
              <table:table-cell office:value-type="float" office:value="0.706194772255319">
                <text:p>0.706194772255319</text:p>
              </table:table-cell>
              <table:table-cell office:value-type="float" office:value="1.450010175506">
                <text:p>1.450010175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6">
                <text:p>0.316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485096406004906">
                <text:p>0.485096406004906</text:p>
              </table:table-cell>
              <table:table-cell office:value-type="float" office:value="-1.51634748936809">
                <text:p>-1.51634748936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-0.0800427076735365">
                <text:p>-0.0800427076735365</text:p>
              </table:table-cell>
              <table:table-cell office:value-type="float" office:value="0.606533531723596">
                <text:p>0.606533531723596</text:p>
              </table:table-cell>
              <table:table-cell office:value-type="float" office:value="0.322773392263051">
                <text:p>0.322773392263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800427076735366">
                <text:p>0.0800427076735366</text:p>
              </table:table-cell>
              <table:table-cell office:value-type="float" office:value="NaN">
                <text:p>NaN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83352255894">
                <text:p>0.74983352255894</text:p>
              </table:table-cell>
              <table:table-cell office:value-type="float" office:value="1.90095876119305">
                <text:p>1.90095876119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4">
                <text:p>0.594</text:p>
              </table:table-cell>
              <table:table-cell office:value-type="float" office:value="-1.26566637333128">
                <text:p>-1.26566637333128</text:p>
              </table:table-cell>
              <table:table-cell office:value-type="float" office:value="0.697687481153662">
                <text:p>0.697687481153662</text:p>
              </table:table-cell>
              <table:table-cell office:value-type="float" office:value="1.04596855518269">
                <text:p>1.04596855518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">
                <text:p>0.6</text:p>
              </table:table-cell>
              <table:table-cell office:value-type="float" office:value="1.26566637333128">
                <text:p>1.26566637333128</text:p>
              </table:table-cell>
              <table:table-cell office:value-type="float" office:value="0.754143634269208">
                <text:p>0.754143634269208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936709580829">
                <text:p>0.864936709580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8">
                <text:p>0.698</text:p>
              </table:table-cell>
              <table:table-cell office:value-type="float" office:value="1.81528996663825">
                <text:p>1.81528996663825</text:p>
              </table:table-cell>
              <table:table-cell office:value-type="float" office:value="0.793641565185201">
                <text:p>0.793641565185201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-3.89182029811063">
                <text:p>-3.89182029811063</text:p>
              </table:table-cell>
              <table:table-cell office:value-type="float" office:value="0.401740104144638">
                <text:p>0.401740104144638</text:p>
              </table:table-cell>
              <table:table-cell office:value-type="float" office:value="-2.4423470353692">
                <text:p>-2.4423470353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-3.47609868983527">
                <text:p>-3.47609868983527</text:p>
              </table:table-cell>
              <table:table-cell office:value-type="float" office:value="0.403765414805571">
                <text:p>0.403765414805571</text:p>
              </table:table-cell>
              <table:table-cell office:value-type="float" office:value="-2.58668934409794">
                <text:p>-2.58668934409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-3.89182029811063">
                <text:p>-3.89182029811063</text:p>
              </table:table-cell>
              <table:table-cell office:value-type="float" office:value="0.563082193622539">
                <text:p>0.563082193622539</text:p>
              </table:table-cell>
              <table:table-cell office:value-type="float" office:value="-1.3249254147436">
                <text:p>-1.3249254147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7">
                <text:p>0.427</text:p>
              </table:table-cell>
              <table:table-cell office:value-type="float" office:value="-2.09074109693377">
                <text:p>-2.09074109693377</text:p>
              </table:table-cell>
              <table:table-cell office:value-type="float" office:value="0.517547036587028">
                <text:p>0.517547036587028</text:p>
              </table:table-cell>
              <table:table-cell office:value-type="float" office:value="-1.58562726374038">
                <text:p>-1.58562726374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0.92028441365135">
                <text:p>0.92028441365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965377201411">
                <text:p>0.363965377201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363492918063">
                <text:p>2.31363492918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">
                <text:p>0.31</text:p>
              </table:table-cell>
              <table:table-cell office:value-type="float" office:value="-3.47609868983527">
                <text:p>-3.47609868983527</text:p>
              </table:table-cell>
              <table:table-cell office:value-type="float" office:value="0.352440200154679">
                <text:p>0.352440200154679</text:p>
              </table:table-cell>
              <table:table-cell office:value-type="float" office:value="-3.89182029811063">
                <text:p>-3.89182029811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3.89182029811063">
                <text:p>-3.89182029811063</text:p>
              </table:table-cell>
              <table:table-cell office:value-type="float" office:value="0.396073224468533">
                <text:p>0.396073224468533</text:p>
              </table:table-cell>
              <table:table-cell office:value-type="float" office:value="-2.75153531304195">
                <text:p>-2.75153531304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8">
                <text:p>0.698</text:p>
              </table:table-cell>
              <table:table-cell office:value-type="float" office:value="1.99243016469021">
                <text:p>1.99243016469021</text:p>
              </table:table-cell>
              <table:table-cell office:value-type="float" office:value="0.846625951356502">
                <text:p>0.846625951356502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">
                <text:p>0.49</text:p>
              </table:table-cell>
              <table:table-cell office:value-type="float" office:value="-0.944461608840851">
                <text:p>-0.944461608840851</text:p>
              </table:table-cell>
              <table:table-cell office:value-type="float" office:value="0.737680590372687">
                <text:p>0.737680590372687</text:p>
              </table:table-cell>
              <table:table-cell office:value-type="float" office:value="0.994622575144062">
                <text:p>0.994622575144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4">
                <text:p>0.594</text:p>
              </table:table-cell>
              <table:table-cell office:value-type="float" office:value="1.20831120592453">
                <text:p>1.20831120592453</text:p>
              </table:table-cell>
              <table:table-cell office:value-type="float" office:value="0.727287286964335">
                <text:p>0.727287286964335</text:p>
              </table:table-cell>
              <table:table-cell office:value-type="float" office:value="1.99243016469021">
                <text:p>1.99243016469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-1.65822807660353">
                <text:p>-1.65822807660353</text:p>
              </table:table-cell>
              <table:table-cell office:value-type="float" office:value="0.497496166387042">
                <text:p>0.497496166387042</text:p>
              </table:table-cell>
              <table:table-cell office:value-type="float" office:value="-0.489548225318706">
                <text:p>-0.489548225318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284049457108">
                <text:p>0.592284049457108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831120592453">
                <text:p>1.20831120592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6">
                <text:p>0.656</text:p>
              </table:table-cell>
              <table:table-cell office:value-type="float" office:value="1.58562726374038">
                <text:p>1.58562726374038</text:p>
              </table:table-cell>
              <table:table-cell office:value-type="float" office:value="0.776452942632562">
                <text:p>0.776452942632562</text:p>
              </table:table-cell>
              <table:table-cell office:value-type="float" office:value="3.47609868983527">
                <text:p>3.47609868983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1.20831120592453">
                <text:p>-1.20831120592453</text:p>
              </table:table-cell>
              <table:table-cell office:value-type="float" office:value="0.473679284991255">
                <text:p>0.473679284991255</text:p>
              </table:table-cell>
              <table:table-cell office:value-type="float" office:value="-0.281851152140988">
                <text:p>-0.281851152140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7402942508165">
                <text:p>0.827402942508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7">
                <text:p>0.677</text:p>
              </table:table-cell>
              <table:table-cell office:value-type="float" office:value="NaN">
                <text:p>NaN</text:p>
              </table:table-cell>
              <table:table-cell office:value-type="float" office:value="0.774669358502309">
                <text:p>0.774669358502309</text:p>
              </table:table-cell>
              <table:table-cell office:value-type="float" office:value="1.26566637333128">
                <text:p>1.26566637333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47">
                <text:p>0.747</text:p>
              </table:table-cell>
              <table:table-cell office:value-type="float" office:value="NaN">
                <text:p>NaN</text:p>
              </table:table-cell>
              <table:table-cell office:value-type="float" office:value="0.855645845739221">
                <text:p>0.855645845739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841924484264">
                <text:p>0.877841924484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074109693377">
                <text:p>2.09074109693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1.73460105538811">
                <text:p>-1.73460105538811</text:p>
              </table:table-cell>
              <table:table-cell office:value-type="float" office:value="NaN">
                <text:p>NaN</text:p>
              </table:table-cell>
              <table:table-cell office:value-type="float" office:value="-2.4423470353692">
                <text:p>-2.4423470353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9">
                <text:p>0.809</text:p>
              </table:table-cell>
              <table:table-cell office:value-type="float" office:value="NaN">
                <text:p>NaN</text:p>
              </table:table-cell>
              <table:table-cell office:value-type="float" office:value="0.92464936963657">
                <text:p>0.9246493696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0800427076735366">
                <text:p>0.0800427076735366</text:p>
              </table:table-cell>
              <table:table-cell office:value-type="float" office:value="0.473134228975724">
                <text:p>0.473134228975724</text:p>
              </table:table-cell>
              <table:table-cell office:value-type="float" office:value="0.120144311842063">
                <text:p>0.120144311842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6397806069383">
                <text:p>0.72639780606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7">
                <text:p>0.577</text:p>
              </table:table-cell>
              <table:table-cell office:value-type="float" office:value="0.944461608840851">
                <text:p>0.944461608840851</text:p>
              </table:table-cell>
              <table:table-cell office:value-type="float" office:value="0.721686315917296">
                <text:p>0.721686315917296</text:p>
              </table:table-cell>
              <table:table-cell office:value-type="float" office:value="0.944461608840851">
                <text:p>0.944461608840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36">
                <text:p>0.636</text:p>
              </table:table-cell>
              <table:table-cell office:value-type="float" office:value="0.363965377201411">
                <text:p>0.363965377201411</text:p>
              </table:table-cell>
              <table:table-cell office:value-type="float" office:value="0.739298831551065">
                <text:p>0.739298831551065</text:p>
              </table:table-cell>
              <table:table-cell office:value-type="float" office:value="1.73460105538811">
                <text:p>1.73460105538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7">
                <text:p>0.497</text:p>
              </table:table-cell>
              <table:table-cell office:value-type="float" office:value="0.532216813747308">
                <text:p>0.532216813747308</text:p>
              </table:table-cell>
              <table:table-cell office:value-type="float" office:value="0.691391634294152">
                <text:p>0.691391634294152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4">
                <text:p>0.524</text:p>
              </table:table-cell>
              <table:table-cell office:value-type="float" office:value="-0.322773392263051">
                <text:p>-0.322773392263051</text:p>
              </table:table-cell>
              <table:table-cell office:value-type="float" office:value="0.679776519482916">
                <text:p>0.679776519482916</text:p>
              </table:table-cell>
              <table:table-cell office:value-type="float" office:value="1.26566637333128">
                <text:p>1.26566637333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436178771294">
                <text:p>0.592436178771294</text:p>
              </table:table-cell>
              <table:table-cell office:value-type="float" office:value="-2.19722457733622">
                <text:p>-2.19722457733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2.58668934409794">
                <text:p>-2.58668934409794</text:p>
              </table:table-cell>
              <table:table-cell office:value-type="float" office:value="0.420153487347265">
                <text:p>0.420153487347265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7">
                <text:p>0.717</text:p>
              </table:table-cell>
              <table:table-cell office:value-type="float" office:value="1.450010175506">
                <text:p>1.450010175506</text:p>
              </table:table-cell>
              <table:table-cell office:value-type="float" office:value="0.865118379943937">
                <text:p>0.865118379943937</text:p>
              </table:table-cell>
              <table:table-cell office:value-type="float" office:value="3.47609868983527">
                <text:p>3.47609868983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4.59511985013459">
                <text:p>-4.59511985013459</text:p>
              </table:table-cell>
              <table:table-cell office:value-type="float" office:value="0.447750459018102">
                <text:p>0.447750459018102</text:p>
              </table:table-cell>
              <table:table-cell office:value-type="float" office:value="-1.99243016469021">
                <text:p>-1.99243016469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4">
                <text:p>0.624</text:p>
              </table:table-cell>
              <table:table-cell office:value-type="float" office:value="0.281851152140987">
                <text:p>0.281851152140987</text:p>
              </table:table-cell>
              <table:table-cell office:value-type="float" office:value="0.736406209646027">
                <text:p>0.736406209646027</text:p>
              </table:table-cell>
              <table:table-cell office:value-type="float" office:value="0.75377180237638">
                <text:p>0.75377180237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4">
                <text:p>0.794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894517443910605">
                <text:p>0.894517443910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7">
                <text:p>0.777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897435892476236">
                <text:p>0.897435892476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5">
                <text:p>0.605</text:p>
              </table:table-cell>
              <table:table-cell office:value-type="float" office:value="NaN">
                <text:p>NaN</text:p>
              </table:table-cell>
              <table:table-cell office:value-type="float" office:value="0.697123999264401">
                <text:p>0.697123999264401</text:p>
              </table:table-cell>
              <table:table-cell office:value-type="float" office:value="0.619039208406224">
                <text:p>0.619039208406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7">
                <text:p>0.317</text:p>
              </table:table-cell>
              <table:table-cell office:value-type="float" office:value="-2.09074109693377">
                <text:p>-2.09074109693377</text:p>
              </table:table-cell>
              <table:table-cell office:value-type="float" office:value="0.451574500557824">
                <text:p>0.451574500557824</text:p>
              </table:table-cell>
              <table:table-cell office:value-type="float" office:value="-0.708185057924486">
                <text:p>-0.708185057924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.241162056816888">
                <text:p>0.241162056816888</text:p>
              </table:table-cell>
              <table:table-cell office:value-type="float" office:value="0.769396875235456">
                <text:p>0.769396875235456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95">
                <text:p>0.795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925668941071662">
                <text:p>0.92566894107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8">
                <text:p>0.418</text:p>
              </table:table-cell>
              <table:table-cell office:value-type="float" office:value="-1.65822807660353">
                <text:p>-1.65822807660353</text:p>
              </table:table-cell>
              <table:table-cell office:value-type="float" office:value="0.57882883239996">
                <text:p>0.57882883239996</text:p>
              </table:table-cell>
              <table:table-cell office:value-type="float" office:value="-1.450010175506">
                <text:p>-1.450010175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6">
                <text:p>0.766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0.86587309619735">
                <text:p>0.86587309619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555768652488">
                <text:p>0.75355576865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2">
                <text:p>0.462</text:p>
              </table:table-cell>
              <table:table-cell office:value-type="float" office:value="0">
                <text:p>0</text:p>
              </table:table-cell>
              <table:table-cell office:value-type="float" office:value="0.639570414727644">
                <text:p>0.639570414727644</text:p>
              </table:table-cell>
              <table:table-cell office:value-type="float" office:value="1.73460105538811">
                <text:p>1.734601055388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414186306221596">
                <text:p>0.414186306221596</text:p>
              </table:table-cell>
              <table:table-cell office:value-type="float" office:value="-1.81528996663825">
                <text:p>-1.81528996663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0.423839922746506">
                <text:p>0.423839922746506</text:p>
              </table:table-cell>
              <table:table-cell office:value-type="float" office:value="-2.75153531304195">
                <text:p>-2.75153531304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9">
                <text:p>0.489</text:p>
              </table:table-cell>
              <table:table-cell office:value-type="float" office:value="0.120144311842063">
                <text:p>0.120144311842063</text:p>
              </table:table-cell>
              <table:table-cell office:value-type="float" office:value="0.638016475627499">
                <text:p>0.638016475627499</text:p>
              </table:table-cell>
              <table:table-cell office:value-type="float" office:value="0.708185057924486">
                <text:p>0.708185057924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7">
                <text:p>0.397</text:p>
              </table:table-cell>
              <table:table-cell office:value-type="float" office:value="-2.4423470353692">
                <text:p>-2.4423470353692</text:p>
              </table:table-cell>
              <table:table-cell office:value-type="float" office:value="0.492813351646712">
                <text:p>0.492813351646712</text:p>
              </table:table-cell>
              <table:table-cell office:value-type="float" office:value="-2.19722457733622">
                <text:p>-2.19722457733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3">
                <text:p>0.513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0.624731632501262">
                <text:p>0.624731632501262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6">
                <text:p>0.706</text:p>
              </table:table-cell>
              <table:table-cell office:value-type="float" office:value="1.90095876119305">
                <text:p>1.90095876119305</text:p>
              </table:table-cell>
              <table:table-cell office:value-type="float" office:value="0.836211492808667">
                <text:p>0.836211492808667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07">
                <text:p>0.807</text:p>
              </table:table-cell>
              <table:table-cell office:value-type="float" office:value="NaN">
                <text:p>NaN</text:p>
              </table:table-cell>
              <table:table-cell office:value-type="float" office:value="0.921109598079021">
                <text:p>0.92110959807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">
                <text:p>0.41</text:p>
              </table:table-cell>
              <table:table-cell office:value-type="float" office:value="-1.65822807660353">
                <text:p>-1.65822807660353</text:p>
              </table:table-cell>
              <table:table-cell office:value-type="float" office:value="0.623558794484469">
                <text:p>0.623558794484469</text:p>
              </table:table-cell>
              <table:table-cell office:value-type="float" office:value="-0.944461608840851">
                <text:p>-0.944461608840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1">
                <text:p>0.481</text:p>
              </table:table-cell>
              <table:table-cell office:value-type="float" office:value="-2.31363492918063">
                <text:p>-2.31363492918063</text:p>
              </table:table-cell>
              <table:table-cell office:value-type="float" office:value="0.688847030440921">
                <text:p>0.688847030440921</text:p>
              </table:table-cell>
              <table:table-cell office:value-type="float" office:value="-1.26566637333128">
                <text:p>-1.26566637333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.65822807660353">
                <text:p>1.65822807660353</text:p>
              </table:table-cell>
              <table:table-cell office:value-type="float" office:value="NaN">
                <text:p>NaN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0.649457090374467">
                <text:p>0.649457090374467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82">
                <text:p>0.782</text:p>
              </table:table-cell>
              <table:table-cell office:value-type="float" office:value="3.17805383034794">
                <text:p>3.17805383034794</text:p>
              </table:table-cell>
              <table:table-cell office:value-type="float" office:value="0.922745766584156">
                <text:p>0.922745766584156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2">
                <text:p>0.802</text:p>
              </table:table-cell>
              <table:table-cell office:value-type="float" office:value="NaN">
                <text:p>NaN</text:p>
              </table:table-cell>
              <table:table-cell office:value-type="float" office:value="0.898885927187516">
                <text:p>0.898885927187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64">
                <text:p>0.764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886552110945566">
                <text:p>0.886552110945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7">
                <text:p>0.637</text:p>
              </table:table-cell>
              <table:table-cell office:value-type="float" office:value="0.489548225318706">
                <text:p>0.489548225318706</text:p>
              </table:table-cell>
              <table:table-cell office:value-type="float" office:value="0.730041143287123">
                <text:p>0.730041143287123</text:p>
              </table:table-cell>
              <table:table-cell office:value-type="float" office:value="0.944461608840851">
                <text:p>0.944461608840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27">
                <text:p>0.827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903462080218309">
                <text:p>0.903462080218309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1">
                <text:p>0.591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741498511184512">
                <text:p>0.741498511184512</text:p>
              </table:table-cell>
              <table:table-cell office:value-type="float" office:value="2.31363492918063">
                <text:p>2.313634929180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322773392263051">
                <text:p>0.322773392263051</text:p>
              </table:table-cell>
              <table:table-cell office:value-type="float" office:value="0.794123062527118">
                <text:p>0.794123062527118</text:p>
              </table:table-cell>
              <table:table-cell office:value-type="float" office:value="0.447312218043665">
                <text:p>0.447312218043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6">
                <text:p>0.456</text:p>
              </table:table-cell>
              <table:table-cell office:value-type="float" office:value="-1.58562726374038">
                <text:p>-1.58562726374038</text:p>
              </table:table-cell>
              <table:table-cell office:value-type="float" office:value="0.554678518436028">
                <text:p>0.554678518436028</text:p>
              </table:table-cell>
              <table:table-cell office:value-type="float" office:value="-1.26566637333128">
                <text:p>-1.26566637333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-1.04596855518269">
                <text:p>-1.04596855518269</text:p>
              </table:table-cell>
              <table:table-cell office:value-type="float" office:value="0.58812639860141">
                <text:p>0.58812639860141</text:p>
              </table:table-cell>
              <table:table-cell office:value-type="float" office:value="-0.619039208406223">
                <text:p>-0.6190392084062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2">
                <text:p>0.712</text:p>
              </table:table-cell>
              <table:table-cell office:value-type="float" office:value="NaN">
                <text:p>NaN</text:p>
              </table:table-cell>
              <table:table-cell office:value-type="float" office:value="0.800182931694956">
                <text:p>0.800182931694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-0.241162056816888">
                <text:p>-0.241162056816888</text:p>
              </table:table-cell>
              <table:table-cell office:value-type="float" office:value="0.663631065520328">
                <text:p>0.663631065520328</text:p>
              </table:table-cell>
              <table:table-cell office:value-type="float" office:value="0.322773392263051">
                <text:p>0.3227733922630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044801234356">
                <text:p>0.586044801234356</text:p>
              </table:table-cell>
              <table:table-cell office:value-type="float" office:value="-0.944461608840851">
                <text:p>-0.9444616088408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93">
                <text:p>0.693</text:p>
              </table:table-cell>
              <table:table-cell office:value-type="float" office:value="NaN">
                <text:p>NaN</text:p>
              </table:table-cell>
              <table:table-cell office:value-type="float" office:value="0.82986228742339">
                <text:p>0.82986228742339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2841180242274">
                <text:p>0.762841180242274</text:p>
              </table:table-cell>
              <table:table-cell office:value-type="float" office:value="1.20831120592453">
                <text:p>1.20831120592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7">
                <text:p>0.47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497367956227455">
                <text:p>0.497367956227455</text:p>
              </table:table-cell>
              <table:table-cell office:value-type="float" office:value="-1.26566637333128">
                <text:p>-1.26566637333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98502082858">
                <text:p>0.426898502082858</text:p>
              </table:table-cell>
              <table:table-cell office:value-type="float" office:value="-3.89182029811063">
                <text:p>-3.891820298110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.04596855518269">
                <text:p>1.04596855518269</text:p>
              </table:table-cell>
              <table:table-cell office:value-type="float" office:value="0.848098562965385">
                <text:p>0.848098562965385</text:p>
              </table:table-cell>
              <table:table-cell office:value-type="float" office:value="2.58668934409794">
                <text:p>2.58668934409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88">
                <text:p>0.788</text:p>
              </table:table-cell>
              <table:table-cell office:value-type="float" office:value="NaN">
                <text:p>NaN</text:p>
              </table:table-cell>
              <table:table-cell office:value-type="float" office:value="0.89846472062553">
                <text:p>0.89846472062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512149002634871">
                <text:p>0.512149002634871</text:p>
              </table:table-cell>
              <table:table-cell office:value-type="float" office:value="-2.58668934409794">
                <text:p>-2.586689344097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1">
                <text:p>0.291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475935463052037">
                <text:p>0.475935463052037</text:p>
              </table:table-cell>
              <table:table-cell office:value-type="float" office:value="-2.4423470353692">
                <text:p>-2.44234703536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31">
                <text:p>0.631</text:p>
              </table:table-cell>
              <table:table-cell office:value-type="float" office:value="1.15267950993839">
                <text:p>1.15267950993839</text:p>
              </table:table-cell>
              <table:table-cell office:value-type="float" office:value="0.789449738019399">
                <text:p>0.789449738019399</text:p>
              </table:table-cell>
              <table:table-cell office:value-type="float" office:value="3.17805383034794">
                <text:p>3.178053830347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-1.90095876119305">
                <text:p>-1.90095876119305</text:p>
              </table:table-cell>
              <table:table-cell office:value-type="float" office:value="0.701026899949621">
                <text:p>0.701026899949621</text:p>
              </table:table-cell>
              <table:table-cell office:value-type="float" office:value="-0.160342650075179">
                <text:p>-0.1603426500751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4">
                <text:p>0.204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0.44210869299444">
                <text:p>0.44210869299444</text:p>
              </table:table-cell>
              <table:table-cell office:value-type="float" office:value="-1.65822807660353">
                <text:p>-1.65822807660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3">
                <text:p>0.753</text:p>
              </table:table-cell>
              <table:table-cell office:value-type="float" office:value="NaN">
                <text:p>NaN</text:p>
              </table:table-cell>
              <table:table-cell office:value-type="float" office:value="0.855850774908432">
                <text:p>0.85585077490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-3.47609868983527">
                <text:p>-3.47609868983527</text:p>
              </table:table-cell>
              <table:table-cell office:value-type="float" office:value="NaN">
                <text:p>NaN</text:p>
              </table:table-cell>
              <table:table-cell office:value-type="float" office:value="-3.47609868983527">
                <text:p>-3.476098689835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3">
                <text:p>0.353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513106013991871">
                <text:p>0.513106013991871</text:p>
              </table:table-cell>
              <table:table-cell office:value-type="float" office:value="-0.708185057924486">
                <text:p>-0.7081850579244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8">
                <text:p>0.618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781386251158067">
                <text:p>0.781386251158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49">
                <text:p>0.649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0.761682896697458">
                <text:p>0.761682896697458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2216813747308">
                <text:p>-0.532216813747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">
                <text:p>0.54</text:p>
              </table:table-cell>
              <table:table-cell office:value-type="float" office:value="-1.04596855518269">
                <text:p>-1.04596855518269</text:p>
              </table:table-cell>
              <table:table-cell office:value-type="float" office:value="0.734832003132694">
                <text:p>0.734832003132694</text:p>
              </table:table-cell>
              <table:table-cell office:value-type="float" office:value="-1.15267950993839">
                <text:p>-1.15267950993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22434610105">
                <text:p>0.80722434610105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2.31363492918063">
                <text:p>2.31363492918063</text:p>
              </table:table-cell>
              <table:table-cell office:value-type="float" office:value="NaN">
                <text:p>NaN</text:p>
              </table:table-cell>
              <table:table-cell office:value-type="float" office:value="3.17805383034794">
                <text:p>3.178053830347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35">
                <text:p>0.435</text:p>
              </table:table-cell>
              <table:table-cell office:value-type="float" office:value="-0.489548225318706">
                <text:p>-0.489548225318706</text:p>
              </table:table-cell>
              <table:table-cell office:value-type="float" office:value="0.647401853671251">
                <text:p>0.647401853671251</text:p>
              </table:table-cell>
              <table:table-cell office:value-type="float" office:value="0.575364144903562">
                <text:p>0.5753641449035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">
                <text:p>0.2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417590161343549">
                <text:p>0.417590161343549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8">
                <text:p>0.298</text:p>
              </table:table-cell>
              <table:table-cell office:value-type="float" office:value="-2.94443897916644">
                <text:p>-2.94443897916644</text:p>
              </table:table-cell>
              <table:table-cell office:value-type="float" office:value="0.555566347354292">
                <text:p>0.555566347354292</text:p>
              </table:table-cell>
              <table:table-cell office:value-type="float" office:value="-2.4423470353692">
                <text:p>-2.44234703536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4">
                <text:p>0.564</text:p>
              </table:table-cell>
              <table:table-cell office:value-type="float" office:value="-0.75377180237638">
                <text:p>-0.75377180237638</text:p>
              </table:table-cell>
              <table:table-cell office:value-type="float" office:value="0.640006777749451">
                <text:p>0.640006777749451</text:p>
              </table:table-cell>
              <table:table-cell office:value-type="float" office:value="0.0400053346136992">
                <text:p>0.0400053346136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77180237638">
                <text:p>0.753771802376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4">
                <text:p>0.34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558162138507956">
                <text:p>0.558162138507956</text:p>
              </table:table-cell>
              <table:table-cell office:value-type="float" office:value="-1.15267950993839">
                <text:p>-1.15267950993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35">
                <text:p>0.835</text:p>
              </table:table-cell>
              <table:table-cell office:value-type="float" office:value="NaN">
                <text:p>NaN</text:p>
              </table:table-cell>
              <table:table-cell office:value-type="float" office:value="0.924312171221292">
                <text:p>0.92431217122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8">
                <text:p>0.828</text:p>
              </table:table-cell>
              <table:table-cell office:value-type="float" office:value="NaN">
                <text:p>NaN</text:p>
              </table:table-cell>
              <table:table-cell office:value-type="float" office:value="0.914900055512101">
                <text:p>0.91490005551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73">
                <text:p>0.473</text:p>
              </table:table-cell>
              <table:table-cell office:value-type="float" office:value="0.0400053346136992">
                <text:p>0.0400053346136992</text:p>
              </table:table-cell>
              <table:table-cell office:value-type="float" office:value="0.645202505134484">
                <text:p>0.645202505134484</text:p>
              </table:table-cell>
              <table:table-cell office:value-type="float" office:value="0.663294217410264">
                <text:p>0.6632942174102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3">
                <text:p>0.193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0.352640669602266">
                <text:p>0.352640669602266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-1.99243016469021">
                <text:p>-1.99243016469021</text:p>
              </table:table-cell>
              <table:table-cell office:value-type="float" office:value="0.527104538851146">
                <text:p>0.527104538851146</text:p>
              </table:table-cell>
              <table:table-cell office:value-type="float" office:value="-3.89182029811063">
                <text:p>-3.89182029811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0.895384047054841">
                <text:p>0.895384047054841</text:p>
              </table:table-cell>
              <table:table-cell office:value-type="float" office:value="NaN">
                <text:p>NaN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4">
                <text:p>0.844</text:p>
              </table:table-cell>
              <table:table-cell office:value-type="float" office:value="NaN">
                <text:p>NaN</text:p>
              </table:table-cell>
              <table:table-cell office:value-type="float" office:value="0.949422834491064">
                <text:p>0.94942283449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-1.3249254147436">
                <text:p>-1.3249254147436</text:p>
              </table:table-cell>
              <table:table-cell office:value-type="float" office:value="0.795778615284731">
                <text:p>0.795778615284731</text:p>
              </table:table-cell>
              <table:table-cell office:value-type="float" office:value="1.04596855518269">
                <text:p>1.04596855518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9">
                <text:p>0.399</text:p>
              </table:table-cell>
              <table:table-cell office:value-type="float" office:value="-1.26566637333128">
                <text:p>-1.26566637333128</text:p>
              </table:table-cell>
              <table:table-cell office:value-type="float" office:value="0.550354164995684">
                <text:p>0.550354164995684</text:p>
              </table:table-cell>
              <table:table-cell office:value-type="float" office:value="-0.447312218043665">
                <text:p>-0.4473122180436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0.787785225991505">
                <text:p>0.78778522599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">
                <text:p>0.66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0.787656219704456">
                <text:p>0.787656219704456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8">
                <text:p>0.368</text:p>
              </table:table-cell>
              <table:table-cell office:value-type="float" office:value="-1.99243016469021">
                <text:p>-1.99243016469021</text:p>
              </table:table-cell>
              <table:table-cell office:value-type="float" office:value="0.516168319355436">
                <text:p>0.516168319355436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2">
                <text:p>0.572</text:p>
              </table:table-cell>
              <table:table-cell office:value-type="float" office:value="-0.847297860387203">
                <text:p>-0.847297860387203</text:p>
              </table:table-cell>
              <table:table-cell office:value-type="float" office:value="0.692965557257696">
                <text:p>0.692965557257696</text:p>
              </table:table-cell>
              <table:table-cell office:value-type="float" office:value="1.58562726374038">
                <text:p>1.585627263740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2">
                <text:p>0.612</text:p>
              </table:table-cell>
              <table:table-cell office:value-type="float" office:value="0.200670695462151">
                <text:p>0.200670695462151</text:p>
              </table:table-cell>
              <table:table-cell office:value-type="float" office:value="0.739748575563532">
                <text:p>0.739748575563532</text:p>
              </table:table-cell>
              <table:table-cell office:value-type="float" office:value="1.26566637333128">
                <text:p>1.265666373331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71">
                <text:p>0.571</text:p>
              </table:table-cell>
              <table:table-cell office:value-type="float" office:value="-1.09861228866811">
                <text:p>-1.09861228866811</text:p>
              </table:table-cell>
              <table:table-cell office:value-type="float" office:value="0.681798894279309">
                <text:p>0.681798894279309</text:p>
              </table:table-cell>
              <table:table-cell office:value-type="float" office:value="-0.281851152140988">
                <text:p>-0.281851152140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0.855228788716573">
                <text:p>0.855228788716573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08">
                <text:p>0.708</text:p>
              </table:table-cell>
              <table:table-cell office:value-type="float" office:value="2.09074109693377">
                <text:p>2.09074109693377</text:p>
              </table:table-cell>
              <table:table-cell office:value-type="float" office:value="0.842658097524802">
                <text:p>0.842658097524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.90095876119305">
                <text:p>1.9009587611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43">
                <text:p>0.743</text:p>
              </table:table-cell>
              <table:table-cell office:value-type="float" office:value="NaN">
                <text:p>NaN</text:p>
              </table:table-cell>
              <table:table-cell office:value-type="float" office:value="0.855530726608706">
                <text:p>0.855530726608706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342650075179">
                <text:p>0.1603426500751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">
                <text:p>0.7</text:p>
              </table:table-cell>
              <table:table-cell office:value-type="float" office:value="0.120144311842063">
                <text:p>0.120144311842063</text:p>
              </table:table-cell>
              <table:table-cell office:value-type="float" office:value="0.80238171382862">
                <text:p>0.8023817138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0.994622575144062">
                <text:p>0.994622575144062</text:p>
              </table:table-cell>
              <table:table-cell office:value-type="float" office:value="0.803908285216094">
                <text:p>0.803908285216094</text:p>
              </table:table-cell>
              <table:table-cell office:value-type="float" office:value="1.90095876119305">
                <text:p>1.90095876119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2">
                <text:p>0.232</text:p>
              </table:table-cell>
              <table:table-cell office:value-type="float" office:value="-4.59511985013459">
                <text:p>-4.59511985013459</text:p>
              </table:table-cell>
              <table:table-cell office:value-type="float" office:value="0.497577294727551">
                <text:p>0.497577294727551</text:p>
              </table:table-cell>
              <table:table-cell office:value-type="float" office:value="-2.31363492918063">
                <text:p>-2.313634929180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05408210635">
                <text:p>0.7650540821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0.75377180237638">
                <text:p>0.75377180237638</text:p>
              </table:table-cell>
              <table:table-cell office:value-type="float" office:value="0.735486722869296">
                <text:p>0.735486722869296</text:p>
              </table:table-cell>
              <table:table-cell office:value-type="float" office:value="1.90095876119305">
                <text:p>1.90095876119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0.0800427076735366">
                <text:p>0.0800427076735366</text:p>
              </table:table-cell>
              <table:table-cell office:value-type="float" office:value="0.721578041678283">
                <text:p>0.721578041678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.04596855518269">
                <text:p>1.04596855518269</text:p>
              </table:table-cell>
              <table:table-cell office:value-type="float" office:value="0.703773334870392">
                <text:p>0.703773334870392</text:p>
              </table:table-cell>
              <table:table-cell office:value-type="float" office:value="1.73460105538811">
                <text:p>1.73460105538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727338484542">
                <text:p>0.573727338484542</text:p>
              </table:table-cell>
              <table:table-cell office:value-type="float" office:value="-0.708185057924486">
                <text:p>-0.7081850579244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3">
                <text:p>0.693</text:p>
              </table:table-cell>
              <table:table-cell office:value-type="float" office:value="0.322773392263051">
                <text:p>0.322773392263051</text:p>
              </table:table-cell>
              <table:table-cell office:value-type="float" office:value="0.846601911093778">
                <text:p>0.846601911093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5">
                <text:p>0.365</text:p>
              </table:table-cell>
              <table:table-cell office:value-type="float" office:value="-1.51634748936809">
                <text:p>-1.51634748936809</text:p>
              </table:table-cell>
              <table:table-cell office:value-type="float" office:value="0.493982965211962">
                <text:p>0.493982965211962</text:p>
              </table:table-cell>
              <table:table-cell office:value-type="float" office:value="0.120144311842063">
                <text:p>0.1201443118420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733710856063">
                <text:p>0.775733710856063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417811550244">
                <text:p>0.782417811550244</text:p>
              </table:table-cell>
              <table:table-cell office:value-type="float" office:value="2.75153531304195">
                <text:p>2.75153531304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1">
                <text:p>0.241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0.420312260411299">
                <text:p>0.420312260411299</text:p>
              </table:table-cell>
              <table:table-cell office:value-type="float" office:value="-2.94443897916644">
                <text:p>-2.944438979166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865932830033">
                <text:p>0.92486593283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2.75153531304195">
                <text:p>2.75153531304195</text:p>
              </table:table-cell>
              <table:table-cell office:value-type="float" office:value="0.844947582167354">
                <text:p>0.844947582167354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302824230092">
                <text:p>0.890302824230092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999307951629">
                <text:p>0.514999307951629</text:p>
              </table:table-cell>
              <table:table-cell office:value-type="float" office:value="-1.04596855518269">
                <text:p>-1.04596855518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15">
                <text:p>0.615</text:p>
              </table:table-cell>
              <table:table-cell office:value-type="float" office:value="0.241162056816888">
                <text:p>0.241162056816888</text:p>
              </table:table-cell>
              <table:table-cell office:value-type="float" office:value="0.66642915115557">
                <text:p>0.66642915115557</text:p>
              </table:table-cell>
              <table:table-cell office:value-type="float" office:value="0.994622575144062">
                <text:p>0.9946225751440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9">
                <text:p>0.749</text:p>
              </table:table-cell>
              <table:table-cell office:value-type="float" office:value="4.59511985013459">
                <text:p>4.59511985013459</text:p>
              </table:table-cell>
              <table:table-cell office:value-type="float" office:value="0.884153254627493">
                <text:p>0.884153254627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83">
                <text:p>0.583</text:p>
              </table:table-cell>
              <table:table-cell office:value-type="float" office:value="-1.99243016469021">
                <text:p>-1.99243016469021</text:p>
              </table:table-cell>
              <table:table-cell office:value-type="float" office:value="0.766438081372341">
                <text:p>0.766438081372341</text:p>
              </table:table-cell>
              <table:table-cell office:value-type="float" office:value="-0.663294217410264">
                <text:p>-0.6632942174102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303339572638">
                <text:p>0.418303339572638</text:p>
              </table:table-cell>
              <table:table-cell office:value-type="float" office:value="-3.89182029811063">
                <text:p>-3.89182029811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98">
                <text:p>0.298</text:p>
              </table:table-cell>
              <table:table-cell office:value-type="float" office:value="-0.75377180237638">
                <text:p>-0.75377180237638</text:p>
              </table:table-cell>
              <table:table-cell office:value-type="float" office:value="0.490188347991238">
                <text:p>0.49018834799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4957241411062">
                <text:p>0.724957241411062</text:p>
              </table:table-cell>
              <table:table-cell office:value-type="float" office:value="0.663294217410264">
                <text:p>0.663294217410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26">
                <text:p>0.526</text:p>
              </table:table-cell>
              <table:table-cell office:value-type="float" office:value="-1.51634748936809">
                <text:p>-1.51634748936809</text:p>
              </table:table-cell>
              <table:table-cell office:value-type="float" office:value="0.541047936400031">
                <text:p>0.541047936400031</text:p>
              </table:table-cell>
              <table:table-cell office:value-type="float" office:value="-0.532216813747308">
                <text:p>-0.5322168137473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6">
                <text:p>0.816</text:p>
              </table:table-cell>
              <table:table-cell office:value-type="float" office:value="NaN">
                <text:p>NaN</text:p>
              </table:table-cell>
              <table:table-cell office:value-type="float" office:value="0.912706100530911">
                <text:p>0.912706100530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0.93913086905938">
                <text:p>0.9391308690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0.895384047054841">
                <text:p>0.895384047054841</text:p>
              </table:table-cell>
              <table:table-cell office:value-type="float" office:value="0.53588684380532">
                <text:p>0.53588684380532</text:p>
              </table:table-cell>
              <table:table-cell office:value-type="float" office:value="1.90095876119305">
                <text:p>1.900958761193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72083769187">
                <text:p>0.627472083769187</text:p>
              </table:table-cell>
              <table:table-cell office:value-type="float" office:value="-0.200670695462151">
                <text:p>-0.2006706954621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6">
                <text:p>0.566</text:p>
              </table:table-cell>
              <table:table-cell office:value-type="float" office:value="-0.895384047054841">
                <text:p>-0.895384047054841</text:p>
              </table:table-cell>
              <table:table-cell office:value-type="float" office:value="0.739793864775651">
                <text:p>0.739793864775651</text:p>
              </table:table-cell>
              <table:table-cell office:value-type="float" office:value="0.281851152140987">
                <text:p>0.281851152140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234703536921">
                <text:p>2.442347035369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494766871251">
                <text:p>0.605494766871251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8">
                <text:p>0.368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0.487358895867444">
                <text:p>0.487358895867444</text:p>
              </table:table-cell>
              <table:table-cell office:value-type="float" office:value="-2.94443897916644">
                <text:p>-2.944438979166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49">
                <text:p>0.649</text:p>
              </table:table-cell>
              <table:table-cell office:value-type="float" office:value="NaN">
                <text:p>NaN</text:p>
              </table:table-cell>
              <table:table-cell office:value-type="float" office:value="0.720721177722059">
                <text:p>0.720721177722059</text:p>
              </table:table-cell>
              <table:table-cell office:value-type="float" office:value="1.26566637333128">
                <text:p>1.265666373331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6">
                <text:p>0.676</text:p>
              </table:table-cell>
              <table:table-cell office:value-type="float" office:value="0.944461608840851">
                <text:p>0.944461608840851</text:p>
              </table:table-cell>
              <table:table-cell office:value-type="float" office:value="0.779912427629402">
                <text:p>0.779912427629402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42">
                <text:p>0.542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0.724559571999977">
                <text:p>0.724559571999977</text:p>
              </table:table-cell>
              <table:table-cell office:value-type="float" office:value="1.51634748936809">
                <text:p>1.516347489368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58">
                <text:p>0.558</text:p>
              </table:table-cell>
              <table:table-cell office:value-type="float" office:value="1.15267950993839">
                <text:p>1.15267950993839</text:p>
              </table:table-cell>
              <table:table-cell office:value-type="float" office:value="0.766995969541256">
                <text:p>0.76699596954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490342676216">
                <text:p>0.69149034267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NaN">
                <text:p>NaN</text:p>
              </table:table-cell>
              <table:table-cell office:value-type="float" office:value="3.47609868983527">
                <text:p>3.476098689835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9">
                <text:p>0.299</text:p>
              </table:table-cell>
              <table:table-cell office:value-type="float" office:value="-4.59511985013459">
                <text:p>-4.59511985013459</text:p>
              </table:table-cell>
              <table:table-cell office:value-type="float" office:value="0.49283418500576">
                <text:p>0.49283418500576</text:p>
              </table:table-cell>
              <table:table-cell office:value-type="float" office:value="-2.94443897916644">
                <text:p>-2.944438979166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7">
                <text:p>0.707</text:p>
              </table:table-cell>
              <table:table-cell office:value-type="float" office:value="NaN">
                <text:p>NaN</text:p>
              </table:table-cell>
              <table:table-cell office:value-type="float" office:value="0.743049422919864">
                <text:p>0.743049422919864</text:p>
              </table:table-cell>
              <table:table-cell office:value-type="float" office:value="0.800119300112113">
                <text:p>0.8001193001121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0.839799159479088">
                <text:p>0.83979915947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0.909490905908351">
                <text:p>0.909490905908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-2.75153531304195">
                <text:p>-2.75153531304195</text:p>
              </table:table-cell>
              <table:table-cell office:value-type="float" office:value="NaN">
                <text:p>NaN</text:p>
              </table:table-cell>
              <table:table-cell office:value-type="float" office:value="-1.90095876119305">
                <text:p>-1.900958761193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NaN">
                <text:p>NaN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-0.405465108108164">
                <text:p>-0.405465108108164</text:p>
              </table:table-cell>
              <table:table-cell office:value-type="float" office:value="NaN">
                <text:p>NaN</text:p>
              </table:table-cell>
              <table:table-cell office:value-type="float" office:value="-0.0400053346136992">
                <text:p>-0.04000533461369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86">
                <text:p>0.686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0.794785893009035">
                <text:p>0.794785893009035</text:p>
              </table:table-cell>
              <table:table-cell office:value-type="float" office:value="4.59511985013459">
                <text:p>4.595119850134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.281851152140987">
                <text:p>0.281851152140987</text:p>
              </table:table-cell>
              <table:table-cell office:value-type="float" office:value="0.700668398509061">
                <text:p>0.700668398509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-1.51634748936809">
                <text:p>-1.51634748936809</text:p>
              </table:table-cell>
              <table:table-cell office:value-type="float" office:value="0.596713757022763">
                <text:p>0.596713757022763</text:p>
              </table:table-cell>
              <table:table-cell office:value-type="float" office:value="-0.619039208406223">
                <text:p>-0.6190392084062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.450010175506">
                <text:p>1.450010175506</text:p>
              </table:table-cell>
              <table:table-cell office:value-type="float" office:value="NaN">
                <text:p>NaN</text:p>
              </table:table-cell>
              <table:table-cell office:value-type="float" office:value="1.81528996663825">
                <text:p>1.815289966638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-2.31363492918063">
                <text:p>-2.31363492918063</text:p>
              </table:table-cell>
              <table:table-cell office:value-type="float" office:value="0.683277513778421">
                <text:p>0.683277513778421</text:p>
              </table:table-cell>
              <table:table-cell office:value-type="float" office:value="-0.994622575144062">
                <text:p>-0.9946225751440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162056816888">
                <text:p>0.2411620568168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-0.994622575144062">
                <text:p>-0.994622575144062</text:p>
              </table:table-cell>
              <table:table-cell office:value-type="float" office:value="0.482402156434618">
                <text:p>0.482402156434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94">
                <text:p>0.394</text:p>
              </table:table-cell>
              <table:table-cell office:value-type="float" office:value="-1.450010175506">
                <text:p>-1.450010175506</text:p>
              </table:table-cell>
              <table:table-cell office:value-type="float" office:value="0.579069985656843">
                <text:p>0.579069985656843</text:p>
              </table:table-cell>
              <table:table-cell office:value-type="float" office:value="-1.65822807660353">
                <text:p>-1.658228076603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5">
                <text:p>0.425</text:p>
              </table:table-cell>
              <table:table-cell office:value-type="float" office:value="-0.708185057924486">
                <text:p>-0.708185057924486</text:p>
              </table:table-cell>
              <table:table-cell office:value-type="float" office:value="0.515640183250025">
                <text:p>0.515640183250025</text:p>
              </table:table-cell>
              <table:table-cell office:value-type="float" office:value="-0.944461608840851">
                <text:p>-0.944461608840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cm" svg:height="13.721cm" xlink:href="." xlink:type="simple" chart:class="chart:scatter" chart:style-name="ch1">
        <chart:title svg:x="5.731cm" svg:y="0.41cm" chart:style-name="ch2">
          <text:p>Piped tap water prevalence</text:p>
        </chart:title>
        <chart:subtitle svg:x="5.744cm" svg:y="1.463cm" chart:style-name="ch3">
          <text:p>UNDP data and logistic models</text:p>
        </chart:subtitle>
        <chart:legend chart:legend-position="bottom" svg:x="2.518cm" svg:y="12.44cm" style:legend-expansion="wide" chart:style-name="ch4"/>
        <chart:plot-area chart:style-name="ch5" chart:data-source-has-labels="both" svg:x="1.351cm" svg:y="2.42cm" svg:width="15.309cm" svg:height="8.765cm">
          <chartooo:coordinate-region svg:x="2.872cm" svg:y="2.619cm" svg:width="13.178cm" svg:height="7.919cm"/>
          <chart:axis chart:dimension="x" chart:name="primary-x" chart:style-name="ch6" chartooo:axis-type="auto">
            <chart:title svg:x="8.67cm" svg:y="11.459cm" chart:style-name="ch7">
              <text:p>HDI</text:p>
            </chart:title>
            <chart:categories table:cell-range-address="local-table.$A$2:.$A$254"/>
            <chart:grid chart:style-name="ch8" chart:class="major"/>
          </chart:axis>
          <chart:axis chart:dimension="y" chart:name="primary-y" chart:style-name="ch9">
            <chart:title svg:x="0.451cm" svg:y="7.679cm" chart:style-name="ch10">
              <text:p>Prevalence</text:p>
            </chart:title>
            <chart:grid chart:style-name="ch8" chart:class="major"/>
          </chart:axis>
          <chart:series chart:style-name="ch11" chart:values-cell-range-address="local-table.$C$2:.$C$254" chart:label-cell-address="local-table.$C$1" chart:class="chart:scatter">
            <chart:domain table:cell-range-address="local-table.$B$2:.$B$254"/>
            <chart:data-point chart:repeated="253"/>
          </chart:series>
          <chart:series chart:style-name="ch12" chart:values-cell-range-address="local-table.$D$2:.$D$254" chart:label-cell-address="local-table.$D$1" chart:class="chart:scatter">
            <chart:data-point chart:repeated="253"/>
          </chart:series>
          <chart:series chart:style-name="ch13" chart:values-cell-range-address="local-table.$E$2:.$E$254" chart:label-cell-address="local-table.$E$1" chart:class="chart:scatter">
            <chart:data-point chart:repeated="253"/>
          </chart:series>
          <chart:series chart:style-name="ch14" chart:values-cell-range-address="local-table.$F$2:.$F$254" chart:label-cell-address="local-table.$F$1" chart:class="chart:scatter">
            <chart:data-point chart:repeated="25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 Piped on premises 1990</text:p>
              </table:table-cell>
              <table:table-cell office:value-type="string">
                <text:p>C Piped on premises 2015</text:p>
              </table:table-cell>
              <table:table-cell office:value-type="string">
                <text:p>1990</text:p>
              </table:table-cell>
              <table:table-cell office:value-type="string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">
                <text:p>0.19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21539419023705">
                <text:p>0.021539419023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0231334929578818">
                <text:p>0.023133492957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">
                <text:p>0.2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240955229170569">
                <text:p>0.0240955229170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2">
                <text:p>0.232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0320082598615251">
                <text:p>0.0320082598615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1">
                <text:p>0.24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0350487593639422">
                <text:p>0.0350487593639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6">
                <text:p>0.24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0368563368124526">
                <text:p>0.0368563368124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383666317507473">
                <text:p>0.0383666317507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">
                <text:p>0.29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0576648076176992">
                <text:p>0.0576648076176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8">
                <text:p>0.29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61763660710705">
                <text:p>0.06176366071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8">
                <text:p>0.29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061763660710705">
                <text:p>0.06176366071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9">
                <text:p>0.299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0623709819432492">
                <text:p>0.062370981943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694287828536307">
                <text:p>0.069428782853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6">
                <text:p>0.31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735835557580716">
                <text:p>0.0735835557580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">
                <text:p>0.317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0742978981385876">
                <text:p>0.0742978981385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0925807738565047">
                <text:p>0.0925807738565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2">
                <text:p>0.35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103647925735892">
                <text:p>0.103647925735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">
                <text:p>0.353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104621169956981">
                <text:p>0.104621169956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5">
                <text:p>0.365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116942147463965">
                <text:p>0.11694214746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8">
                <text:p>0.36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120213073613422">
                <text:p>0.12021307361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">
                <text:p>0.36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20213073613422">
                <text:p>0.12021307361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4">
                <text:p>0.394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.151978128387895">
                <text:p>0.15197812838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7">
                <text:p>0.397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156055844355987">
                <text:p>0.156055844355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9">
                <text:p>0.399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158823568586421">
                <text:p>0.158823568586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">
                <text:p>0.41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74761488613648">
                <text:p>0.17476148861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8">
                <text:p>0.418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87126508512677">
                <text:p>0.187126508512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">
                <text:p>0.425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.19848927052357">
                <text:p>0.19848927052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7">
                <text:p>0.427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201829592569552">
                <text:p>0.201829592569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5">
                <text:p>0.435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215609406197416">
                <text:p>0.215609406197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6">
                <text:p>0.456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.254955141278529">
                <text:p>0.254955141278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2">
                <text:p>0.46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267026428224112">
                <text:p>0.26702642822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28367550560189">
                <text:p>0.28367550560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3">
                <text:p>0.473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0.2900780794129">
                <text:p>0.2900780794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1">
                <text:p>0.481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307561336506107">
                <text:p>0.307561336506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9">
                <text:p>0.489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325615017056348">
                <text:p>0.325615017056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">
                <text:p>0.49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327910035779886">
                <text:p>0.327910035779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7">
                <text:p>0.497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.344201656090961">
                <text:p>0.344201656090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3">
                <text:p>0.51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382793927784786">
                <text:p>0.382793927784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4">
                <text:p>0.524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0.410245879739919">
                <text:p>0.410245879739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26">
                <text:p>0.526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415303317419906">
                <text:p>0.415303317419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.451148951500641">
                <text:p>0.4511489515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2">
                <text:p>0.54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456320476295834">
                <text:p>0.456320476295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1">
                <text:p>0.551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.4796930783165">
                <text:p>0.4796930783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8">
                <text:p>0.558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49793873195588">
                <text:p>0.49793873195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4">
                <text:p>0.564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513584078057437">
                <text:p>0.513584078057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6">
                <text:p>0.566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518794795805964">
                <text:p>0.518794795805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1">
                <text:p>0.57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53180125402367">
                <text:p>0.53180125402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2">
                <text:p>0.57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534397935328446">
                <text:p>0.534397935328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7">
                <text:p>0.577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547350622945744">
                <text:p>0.547350622945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3">
                <text:p>0.583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562808120516681">
                <text:p>0.56280812051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1">
                <text:p>0.591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.583224945018722">
                <text:p>0.583224945018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4">
                <text:p>0.594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590812135817546">
                <text:p>0.59081213581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4">
                <text:p>0.594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590812135817546">
                <text:p>0.59081213581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">
                <text:p>0.6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605854211903335">
                <text:p>0.60585421190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2">
                <text:p>0.612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635319902814737">
                <text:p>0.63531990281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5">
                <text:p>0.615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642539984330401">
                <text:p>0.642539984330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8">
                <text:p>0.618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649695937701172">
                <text:p>0.64969593770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4">
                <text:p>0.624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0.663805147599848">
                <text:p>0.663805147599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1">
                <text:p>0.631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679902771822103">
                <text:p>0.67990277182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36">
                <text:p>0.636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0.691147054430613">
                <text:p>0.691147054430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7">
                <text:p>0.637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.693369546111063">
                <text:p>0.69336954611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9">
                <text:p>0.64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19323703604068">
                <text:p>0.71932370360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51">
                <text:p>0.65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723516932720255">
                <text:p>0.723516932720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6">
                <text:p>0.656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733828928932479">
                <text:p>0.733828928932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6">
                <text:p>0.6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74189985107186">
                <text:p>0.74189985107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6">
                <text:p>0.676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72553472685985">
                <text:p>0.772553472685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86">
                <text:p>0.68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790362315191177">
                <text:p>0.79036231519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3">
                <text:p>0.693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.802205787794269">
                <text:p>0.802205787794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7">
                <text:p>0.697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.808743736834995">
                <text:p>0.808743736834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8">
                <text:p>0.698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0.810352207405004">
                <text:p>0.81035220740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8">
                <text:p>0.69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10352207405004">
                <text:p>0.81035220740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813538016886757">
                <text:p>0.81353801688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06">
                <text:p>0.70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.822847521446776">
                <text:p>0.822847521446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08">
                <text:p>0.708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0.825868532454149">
                <text:p>0.82586853245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17">
                <text:p>0.717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0.83896094372241">
                <text:p>0.83896094372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1">
                <text:p>0.721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844519447347492">
                <text:p>0.844519447347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7">
                <text:p>0.7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87691029063112">
                <text:p>0.87691029063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49">
                <text:p>0.74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879144769741573">
                <text:p>0.879144769741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3">
                <text:p>0.7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883508856532577">
                <text:p>0.88350885653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64">
                <text:p>0.764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894810004243082">
                <text:p>0.894810004243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6">
                <text:p>0.766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.896757801532502">
                <text:p>0.896757801532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77">
                <text:p>0.777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90690905789122">
                <text:p>0.90690905789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78">
                <text:p>0.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07786088159063">
                <text:p>0.907786088159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2">
                <text:p>0.782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.911220377568774">
                <text:p>0.911220377568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88">
                <text:p>0.7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16155516686651">
                <text:p>0.916155516686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">
                <text:p>0.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17744394091485">
                <text:p>0.91774439409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4">
                <text:p>0.794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.920840150456329">
                <text:p>0.920840150456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95">
                <text:p>0.795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921597279275761">
                <text:p>0.921597279275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02">
                <text:p>0.8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26714107316232">
                <text:p>0.926714107316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07">
                <text:p>0.8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30178811834789">
                <text:p>0.930178811834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09">
                <text:p>0.8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31521806900868">
                <text:p>0.931521806900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1">
                <text:p>0.8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32840834847564">
                <text:p>0.932840834847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6">
                <text:p>0.8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36035881201159">
                <text:p>0.93603588120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27">
                <text:p>0.827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.942572452099573">
                <text:p>0.942572452099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8">
                <text:p>0.8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43134557249524">
                <text:p>0.943134557249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45868305231603">
                <text:p>0.945868305231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35">
                <text:p>0.8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4692673527493">
                <text:p>0.94692673527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4">
                <text:p>0.8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51452202403885">
                <text:p>0.95145220240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440200154679">
                <text:p>0.352440200154679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364245684849793">
                <text:p>0.0364245684849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2640669602266">
                <text:p>0.352640669602266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365080401670289">
                <text:p>0.0365080401670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6073224468533">
                <text:p>0.396073224468533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059617413797997">
                <text:p>0.059617413797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1740104144638">
                <text:p>0.401740104144638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6349555418667">
                <text:p>0.06349555418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3765414805571">
                <text:p>0.403765414805571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649377694565067">
                <text:p>0.06493776945650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4186306221596">
                <text:p>0.414186306221596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072851401660094">
                <text:p>0.0728514016600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17590161343549">
                <text:p>0.417590161343549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756233106649031">
                <text:p>0.0756233106649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18303339572638">
                <text:p>0.41830333957263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7621622655126">
                <text:p>0.076216226551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0153487347265">
                <text:p>0.420153487347265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777743189617912">
                <text:p>0.07777431896179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20312260411299">
                <text:p>0.42031226041129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77909379281668">
                <text:p>0.0779093792816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3839922746506">
                <text:p>0.423839922746506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0809660600119286">
                <text:p>0.0809660600119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6898502082858">
                <text:p>0.42689850208285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837043863788265">
                <text:p>0.0837043863788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210869299444">
                <text:p>0.44210869299444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0986068285892205">
                <text:p>0.0986068285892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7750459018102">
                <text:p>0.44775045901810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04710857655154">
                <text:p>0.10471085765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1574500557824">
                <text:p>0.451574500557824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.109035841913712">
                <text:p>0.109035841913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3134228975724">
                <text:p>0.473134228975724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13644494612339">
                <text:p>0.136444946123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3679284991255">
                <text:p>0.473679284991255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.137207798727973">
                <text:p>0.1372077987279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5935463052037">
                <text:p>0.475935463052037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140403733410184">
                <text:p>0.140403733410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9375005926672">
                <text:p>0.47937500592667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45395542843861">
                <text:p>0.145395542843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5096406004906">
                <text:p>0.485096406004906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154024329222513">
                <text:p>0.1540243292225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7358895867444">
                <text:p>0.487358895867444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157550370820348">
                <text:p>0.1575503708203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2813351646712">
                <text:p>0.49281335164671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66320658218297">
                <text:p>0.166320658218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283418500576">
                <text:p>0.49283418500576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166354893413255">
                <text:p>0.1663548934132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3982965211962">
                <text:p>0.493982965211962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168251409706711">
                <text:p>0.1682514097067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7367956227455">
                <text:p>0.497367956227455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17393993894134">
                <text:p>0.17393993894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7496166387042">
                <text:p>0.497496166387042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174158353202534">
                <text:p>0.1741583532025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97577294727551">
                <text:p>0.497577294727551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174296672321704">
                <text:p>0.174296672321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12149002634871">
                <text:p>0.512149002634871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200560274272463">
                <text:p>0.2005602742724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3106013991871">
                <text:p>0.513106013991871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.202384812222411">
                <text:p>0.2023848122224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4999307951629">
                <text:p>0.514999307951629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.206030783216504">
                <text:p>0.206030783216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15640183250025">
                <text:p>0.515640183250025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207275900887945">
                <text:p>0.2072759008879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16168319355436">
                <text:p>0.516168319355436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20830615459083">
                <text:p>0.208306154590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17547036587028">
                <text:p>0.517547036587028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.211013427682018">
                <text:p>0.2110134276820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7104538851146">
                <text:p>0.52710453885114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230486280582804">
                <text:p>0.230486280582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3464072895593">
                <text:p>0.53346407289559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244123361512774">
                <text:p>0.2441233615127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588684380532">
                <text:p>0.53588684380532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.249460117461936">
                <text:p>0.2494601174619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1047936400031">
                <text:p>0.541047936400031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26108578519546">
                <text:p>0.261085785195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0354164995684">
                <text:p>0.550354164995684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28291448985752">
                <text:p>0.28291448985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4678518436028">
                <text:p>0.554678518436028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293425444180318">
                <text:p>0.293425444180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5566347354292">
                <text:p>0.55556634735429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295611485932718">
                <text:p>0.2956114859327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58162138507956">
                <text:p>0.558162138507956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302056746477046">
                <text:p>0.302056746477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3082193622539">
                <text:p>0.563082193622539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0.314488374674963">
                <text:p>0.3144883746749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3727338484542">
                <text:p>0.573727338484542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.342298217688991">
                <text:p>0.342298217688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8824028441254">
                <text:p>0.578824028441254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356022116668916">
                <text:p>0.356022116668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882883239996">
                <text:p>0.57882883239996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.356035168854812">
                <text:p>0.3560351688548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79069985656843">
                <text:p>0.579069985656843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356690648323836">
                <text:p>0.356690648323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6044801234356">
                <text:p>0.586044801234356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375872992723151">
                <text:p>0.3758729927231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812639860141">
                <text:p>0.58812639860141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381677335525564">
                <text:p>0.3816773355255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2284049457108">
                <text:p>0.592284049457108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93370792447376">
                <text:p>0.393370792447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2436178771294">
                <text:p>0.59243617877129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393801075464102">
                <text:p>0.393801075464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6713757022763">
                <text:p>0.596713757022763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405964988213049">
                <text:p>0.4059649882130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5494766871251">
                <text:p>0.60549476687125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431284342943331">
                <text:p>0.4312843429433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06533531723596">
                <text:p>0.606533531723596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.434306177223239">
                <text:p>0.4343061772232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3558794484469">
                <text:p>0.623558794484469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4843682745548">
                <text:p>0.48436827455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24731632501262">
                <text:p>0.624731632501262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487840222637612">
                <text:p>0.4878402226376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7472083769187">
                <text:p>0.627472083769187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495956763964509">
                <text:p>0.4959567639645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8016475627499">
                <text:p>0.638016475627499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.527168667753458">
                <text:p>0.527168667753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9570414727644">
                <text:p>0.639570414727644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.531756344778191">
                <text:p>0.5317563447781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0006777749451">
                <text:p>0.640006777749451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0.533043683221283">
                <text:p>0.5330436832212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45202505134484">
                <text:p>0.645202505134484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0.548333360534171">
                <text:p>0.5483333605341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7401853671251">
                <text:p>0.647401853671251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554779770782835">
                <text:p>0.5547797707828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9457090374467">
                <text:p>0.649457090374467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560787209765826">
                <text:p>0.560787209765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3631065520328">
                <text:p>0.663631065520328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.601645141430235">
                <text:p>0.6016451414302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6642915115557">
                <text:p>0.66642915115557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.609564738636216">
                <text:p>0.6095647386362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9776519482916">
                <text:p>0.679776519482916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646491941949959">
                <text:p>0.64649194194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1798894279309">
                <text:p>0.681798894279309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.651949694016835">
                <text:p>0.651949694016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277513778421">
                <text:p>0.683277513778421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0.655915022576076">
                <text:p>0.655915022576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8847030440921">
                <text:p>0.688847030440921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670653784374225">
                <text:p>0.670653784374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391634294152">
                <text:p>0.691391634294152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677279638219147">
                <text:p>0.6772796382191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2965557257696">
                <text:p>0.692965557257696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681342800411724">
                <text:p>0.6813428004117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7123999264401">
                <text:p>0.697123999264401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9194513865619">
                <text:p>0.691945138656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7687481153662">
                <text:p>0.697687481153662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.693366662968805">
                <text:p>0.693366662968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1026899949621">
                <text:p>0.701026899949621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0.701715362279506">
                <text:p>0.7017153622795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3773334870392">
                <text:p>0.703773334870392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.708482635808841">
                <text:p>0.7084826358088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6194772255319">
                <text:p>0.706194772255319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0.714373504911924">
                <text:p>0.7143735049119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721177722059">
                <text:p>0.720721177722059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748167831148368">
                <text:p>0.7481678311483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1686315917296">
                <text:p>0.721686315917296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50316634023072">
                <text:p>0.750316634023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4559571999977">
                <text:p>0.724559571999977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75664095018684">
                <text:p>0.75664095018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24957241411062">
                <text:p>0.724957241411062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0.757507645185474">
                <text:p>0.7575076451854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7287286964335">
                <text:p>0.727287286964335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762543550432255">
                <text:p>0.7625435504322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0041143287123">
                <text:p>0.730041143287123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68401950604186">
                <text:p>0.7684019506041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4832003132694">
                <text:p>0.73483200313269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778351112933972">
                <text:p>0.7783511129339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5486722869296">
                <text:p>0.735486722869296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.779686754581582">
                <text:p>0.7796867545815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6406209646027">
                <text:p>0.736406209646027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78155276019261">
                <text:p>0.781552760192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37680590372687">
                <text:p>0.737680590372687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.784120113485468">
                <text:p>0.7841201134854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39298831551065">
                <text:p>0.739298831551065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.787348588629006">
                <text:p>0.787348588629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9748575563532">
                <text:p>0.739748575563532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788239567866908">
                <text:p>0.7882395678669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9793864775651">
                <text:p>0.739793864775651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0.788329137979027">
                <text:p>0.788329137979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41498511184512">
                <text:p>0.741498511184512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791680324397342">
                <text:p>0.7916803243973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42849830774667">
                <text:p>0.742849830774667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794309004046029">
                <text:p>0.7943090040460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3049422919864">
                <text:p>0.743049422919864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0.79469517383322">
                <text:p>0.794695173833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44805577498479">
                <text:p>0.744805577498479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798069787229873">
                <text:p>0.7980697872298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983352255894">
                <text:p>0.74983352255894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.807501566572801">
                <text:p>0.8075015665728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54143634269208">
                <text:p>0.754143634269208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.815316595541316">
                <text:p>0.8153165955413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58527581267564">
                <text:p>0.758527581267564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0.82301142943754">
                <text:p>0.82301142943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61682896697458">
                <text:p>0.761682896697458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828392422223908">
                <text:p>0.8283924222239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62841180242274">
                <text:p>0.762841180242274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830334917483233">
                <text:p>0.8303349174832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4173728347378">
                <text:p>0.764173728347378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32547974623535">
                <text:p>0.8325479746235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66438081372341">
                <text:p>0.766438081372341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836255569540874">
                <text:p>0.8362555695408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66995969541256">
                <text:p>0.76699596954125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837158842984323">
                <text:p>0.83715884298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69396875235456">
                <text:p>0.769396875235456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41000374624561">
                <text:p>0.841000374624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4669358502309">
                <text:p>0.774669358502309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849178349871599">
                <text:p>0.8491783498715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75733710856063">
                <text:p>0.775733710856063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.85078664696444">
                <text:p>0.85078664696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6452942632562">
                <text:p>0.776452942632562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.851865421216628">
                <text:p>0.851865421216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79912427629402">
                <text:p>0.779912427629402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56964496421391">
                <text:p>0.8569644964213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81386251158067">
                <text:p>0.7813862511580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859092020463401">
                <text:p>0.859092020463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82417811550244">
                <text:p>0.782417811550244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.860565332714487">
                <text:p>0.8605653327144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87656219704456">
                <text:p>0.787656219704456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867848771822627">
                <text:p>0.8678487718226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89449738019399">
                <text:p>0.78944973801939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.870267322229401">
                <text:p>0.8702673222294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91622829320128">
                <text:p>0.791622829320128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.873147155369938">
                <text:p>0.873147155369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93641565185201">
                <text:p>0.793641565185201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875773305161789">
                <text:p>0.8757733051617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94123062527118">
                <text:p>0.794123062527118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876392748601166">
                <text:p>0.8763927486011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94719157639879">
                <text:p>0.794719157639879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877155944100537">
                <text:p>0.8771559441005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4785893009035">
                <text:p>0.794785893009035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877241134367618">
                <text:p>0.877241134367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95778615284731">
                <text:p>0.795778615284731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.878502392649514">
                <text:p>0.878502392649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5827060674917">
                <text:p>0.795827060674917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87856365607199">
                <text:p>0.878563656071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03908285216094">
                <text:p>0.803908285216094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.888416134456272">
                <text:p>0.8884161344562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0722434610105">
                <text:p>0.80722434610105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92252668388414">
                <text:p>0.8922526683884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23884095321277">
                <text:p>0.82388409532127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09815548199088">
                <text:p>0.9098155481990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27400510092686">
                <text:p>0.827400510092686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91317680612943">
                <text:p>0.913176806129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27402942508165">
                <text:p>0.82740294250816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13179091495164">
                <text:p>0.9131790914951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2986228742339">
                <text:p>0.82986228742339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15462078356078">
                <text:p>0.9154620783560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36211492808667">
                <text:p>0.836211492808667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921105950779681">
                <text:p>0.9211059507796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42658097524802">
                <text:p>0.84265809752480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26481977924534">
                <text:p>0.9264819779245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44947582167354">
                <text:p>0.844947582167354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928308724554021">
                <text:p>0.9283087245540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46625951356502">
                <text:p>0.846625951356502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929621167858027">
                <text:p>0.9296211678580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48098562965385">
                <text:p>0.848098562965385</text:p>
              </table:table-cell>
              <table:table-cell office:value-type="float" office:value="NaN">
                <text:p>NaN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0.930754387083074">
                <text:p>0.9307543870830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55228788716573">
                <text:p>0.855228788716573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936005940336655">
                <text:p>0.9360059403366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55530726608706">
                <text:p>0.855530726608706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.936219929075366">
                <text:p>0.9362199290753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55645845739221">
                <text:p>0.8556458457392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36301340328366">
                <text:p>0.9363013403283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55850774908432">
                <text:p>0.85585077490843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36446024854457">
                <text:p>0.9364460248544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5845165619693">
                <text:p>0.858451656196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38255870066795">
                <text:p>0.9382558700667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65118379943937">
                <text:p>0.865118379943937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.942677284987843">
                <text:p>0.9426772849878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6587309619735">
                <text:p>0.865873096197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4315866389984">
                <text:p>0.943158663899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77841924484264">
                <text:p>0.8778419244842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50301565985978">
                <text:p>0.9503015659859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84153254627493">
                <text:p>0.8841532546274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5371723781653">
                <text:p>0.953717237816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86552110945566">
                <text:p>0.88655211094556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54955980355985">
                <text:p>0.954955980355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90302824230092">
                <text:p>0.890302824230092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.9568296898708">
                <text:p>0.95682968987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93405014550365">
                <text:p>0.89340501455036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58322964383675">
                <text:p>0.9583229643836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94517443910605">
                <text:p>0.89451744391060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58846313283787">
                <text:p>0.9588463132837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9551414547819">
                <text:p>0.895514145478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59309870162796">
                <text:p>0.9593098701627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97435892476236">
                <text:p>0.8974358924762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6018957902054">
                <text:p>0.960189579020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9846472062553">
                <text:p>0.898464720625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60653019413871">
                <text:p>0.960653019413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98885927187516">
                <text:p>0.8988859271875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60841257390786">
                <text:p>0.9608412573907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03462080218309">
                <text:p>0.903462080218309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96283142441651">
                <text:p>0.962831424416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09490905908351">
                <text:p>0.9094909059083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65305337058559">
                <text:p>0.9653053370585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12706100530911">
                <text:p>0.9127061005309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66559007784687">
                <text:p>0.9665590077846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14900055512101">
                <text:p>0.91490005551210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67389254555839">
                <text:p>0.967389254555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21109598079021">
                <text:p>0.9211095980790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69632511889194">
                <text:p>0.9696325118891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22745766584156">
                <text:p>0.922745766584156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970198264247215">
                <text:p>0.9701982642472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24312171221292">
                <text:p>0.9243121712212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70730313755811">
                <text:p>0.9707303137558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2464936963657">
                <text:p>0.924649369636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70843636728682">
                <text:p>0.9708436367286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24865932830033">
                <text:p>0.9248659328300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70916193020852">
                <text:p>0.9709161930208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25668941071662">
                <text:p>0.9256689410716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71183703261774">
                <text:p>0.9711837032617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3913086905938">
                <text:p>0.939130869059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75327970382818">
                <text:p>0.9753279703828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49422834491064">
                <text:p>0.9494228344910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78098759332315">
                <text:p>0.9780987593323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